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50000035E968C18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3.508cm" svg:height="20.999cm" svg:x="2.366cm" svg:y="0.056cm">
          <draw:image xlink:href="Pictures/10000000000003C50000035E968C186D.png" xlink:type="simple" xlink:show="embed" xlink:actuate="onLoad">
            <text:p/>
          </draw:image>
        </draw:frame>
        <draw:custom-shape draw:style-name="gr2" draw:text-style-name="P1" draw:layer="layout" svg:width="2.8cm" svg:height="0.7cm" svg:x="2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25cm" svg:height="0.7cm" svg:x="2.575cm" svg:y="5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0.7cm" svg:x="2.55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92cm" svg:x="6cm" svg:y="1.7cm">
          <draw:text-box>
            <text:p text:style-name="P2">1</text:p>
          </draw:text-box>
        </draw:frame>
        <draw:frame draw:style-name="gr3" draw:text-style-name="P2" draw:layer="layout" svg:width="0.853cm" svg:height="0.992cm" svg:x="6.301cm" svg:y="5.2cm">
          <draw:text-box>
            <text:p text:style-name="P2">2</text:p>
          </draw:text-box>
        </draw:frame>
        <draw:frame draw:style-name="gr3" draw:text-style-name="P2" draw:layer="layout" svg:width="0.853cm" svg:height="0.992cm" svg:x="5.902cm" svg:y="13.1cm">
          <draw:text-box>
            <text:p text:style-name="P2">3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微米黑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驛微米黑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8T21:58:27</meta:creation-date>
    <dc:date>2014-04-18T22:04:47</dc:date>
    <meta:editing-duration>PT4S</meta:editing-duration>
    <meta:editing-cycles>2</meta:editing-cycles>
    <meta:generator>LibreOffice/3.5$Linux_X86_64 LibreOffice_project/350m1$Build-2</meta:generator>
    <meta:document-statistic meta:object-count="30"/>
  </office:meta>
</office:document-meta>
</file>